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ithDirectAndMetaAnnotatedMethods.m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AnnotationMetadataTests.getInterfaceNamesWhenHasInterfacesReturns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AnnotationMetadataTests.hasAnnotationWhenMatchesMetaAnnotationReturns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AnnotationMetadataTests.isAnnotatedWhenMatchesDirectAnnotationReturnsTr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nnotationMetadataTests.hasAnnotatedMethodsWhenMatchesMetaAnnotationReturnsTr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thAnnotatedMethod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AnnotationMetadataTests.getAnnotationsReturnsDirect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AnnotationMetadataTests.isIndependentWhenIndependentReturnsTr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AnnotationMetadataTests.getMetaAnnotationTypesReturnsMeta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ithMetaAnnotatedMethod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AnnotationMetadataTests.isInterfaceWhenNotInterfaceReturns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thDirectAndMetaAnnotatedMethods.dir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AnnotationMetadataTests.getAnnotationAttributesReturns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AnnotationMetadataTests.isFinalWhenFinalReturnsTr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nnotationMetadataTests.getClassNameReturns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nnotationMetadataTests.hasMetaAnnotationWhenMatchesDirectReturns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nnotationMetadataTests.verify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AnnotationMetadataTests.verifyEqua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bstractAnnotationMetadataTests.hasMetaAnnotationWhenMatchesMetaAnnotationReturnsTr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AnnotationMetadataTests.isAnnotationWhenNotAnnotationReturns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ithNonAnnotatedMethod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AnnotationMetadataTests.getSuperClassNameWhenHasSuperClassReturn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AnnotationMetadataTests.hasAnnotationWhenDoesNotMatchDirectOrMetaAnnotationReturns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nnotationMetadataTests.verify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nnotationMetadataTests.getMemberClassNamesWhenHasMemberClassesReturns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AnnotationMetadataTests.getAnnotatedMethodsReturnsMatchingAnnotatedAndMetaAnnotated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AnnotationMetadataTests.getInterfaceNamesWhenHasNoInterfacesReturnsEmpty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nnotationMetadataTests.getEnclosingClassNameWhenHasNoEnclosingClassReturns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nnotationMetadataTests.getEnclosingClassNameWhenHasEnclosingClassReturnsEnclosing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AnnotationMetadataTests.isInterfaceWhenInterfaceReturnsTr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AnnotationMetadataTests.getAllAnnotationAttributesReturnsAll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AnnotationMetadataTests.hasMetaAnnotationWhenDoesNotMatchDirectOrMetaAnnotationReturns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nnotationMetadataTests.getAnnotationTypesReturnsDirect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AnnotationMetadataTests.hasAnnotatedMethodsWhenDoesNotMatchAnyAnnotationReturns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AnnotationMetadataTests.hasAnnotationWhenMatchesDirectAnnotationReturnsTr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nnotationMetadataTests.getSuperClassNameWhenHasNoSuperClassReturns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AnnotationMetadataTests.isAnnotatedWhenMatchesMetaAnnotationReturnsTr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nnotationMetadataTests.isAnnotationWhenAnnotationReturnsTr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nnotationMetadataTests.isFinalWhenNonFinalReturns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nnotationMetadataTests.isAnnotatedWhenDoesNotMatchDirectOrMetaAnnotationReturns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nnotationMetadataTests.isIndependentWhenNotIndependentReturns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nnotationMetadataTests.getMemberClassNamesWhenHasNoMemberClassesReturnsEmpty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nnotationMetadataTests.hasAnnotatedMethodsWhenMatchesDirectAnnotationReturnsTr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